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draw:textarea-horizontal-align="justify" draw:textarea-vertical-align="middle" draw:auto-grow-height="false"/>
    </style:style>
    <style:style style:name="gr2" style:family="graphic" style:parent-style-name="standard">
      <style:graphic-properties draw:stroke="solid" draw:stroke-dash="Ultrafine_20_Dashed" draw:textarea-horizontal-align="center" draw:textarea-vertical-align="middle"/>
    </style:style>
    <style:style style:name="gr3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dash" draw:stroke-dash="Ultrafine_20_Dashed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color="#ff0000"/>
    </style:style>
    <style:style style:name="P3" style:family="paragraph">
      <style:text-properties fo:color="#c5000b"/>
    </style:style>
    <style:style style:name="P4" style:family="paragraph">
      <style:text-properties fo:color="#c90016"/>
    </style:style>
    <style:style style:name="P5" style:family="paragraph">
      <style:text-properties fo:color="#b84747"/>
    </style:style>
    <style:style style:name="T1" style:family="text">
      <style:text-properties fo:color="#ff0000"/>
    </style:style>
    <style:style style:name="T2" style:family="text">
      <style:text-properties fo:color="#c5000b"/>
    </style:style>
    <style:style style:name="T3" style:family="text">
      <style:text-properties fo:color="#c90016"/>
    </style:style>
    <style:style style:name="T4" style:family="text">
      <style:text-properties fo:color="#b84747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4.5cm" svg:height="1.5cm" svg:x="12.7cm" svg:y="1.1cm">
          <text:p text:style-name="P1">Projet <text:line-break/>COPEVUE</text:p>
          <draw:enhanced-geometry svg:viewBox="0 0 21600 21600" draw:type="rectangle" draw:enhanced-path="M 0 0 L 21600 0 21600 21600 0 21600 0 0 Z N"/>
        </draw:custom-shape>
        <draw:custom-shape draw:style-name="gr1" draw:text-style-name="P1" draw:id="id4" draw:layer="layout" svg:width="4.5cm" svg:height="1.5cm" svg:x="1.4cm" svg:y="4cm">
          <text:p text:style-name="P1">Documentation</text:p>
          <draw:enhanced-geometry svg:viewBox="0 0 21600 21600" draw:type="rectangle" draw:enhanced-path="M 0 0 L 21600 0 21600 21600 0 21600 0 0 Z N"/>
        </draw:custom-shape>
        <draw:custom-shape draw:style-name="gr1" draw:text-style-name="P1" draw:id="id3" draw:layer="layout" svg:width="4.5cm" svg:height="1.5cm" svg:x="6.9cm" svg:y="4cm">
          <text:p text:style-name="P1">Site central</text:p>
          <draw:enhanced-geometry svg:viewBox="0 0 21600 21600" draw:type="rectangle" draw:enhanced-path="M 0 0 L 21600 0 21600 21600 0 21600 0 0 Z N"/>
        </draw:custom-shape>
        <draw:custom-shape draw:style-name="gr1" draw:text-style-name="P1" draw:id="id2" draw:layer="layout" svg:width="4.5cm" svg:height="1.5cm" svg:x="12.7cm" svg:y="4cm">
          <text:p text:style-name="P1">Communication</text:p>
          <draw:enhanced-geometry svg:viewBox="0 0 21600 21600" draw:type="rectangle" draw:enhanced-path="M 0 0 L 21600 0 21600 21600 0 21600 0 0 Z N"/>
        </draw:custom-shape>
        <draw:custom-shape draw:style-name="gr1" draw:text-style-name="P1" draw:id="id5" draw:layer="layout" svg:width="4.5cm" svg:height="1.5cm" svg:x="18.3cm" svg:y="4cm">
          <text:p text:style-name="P1">Formation</text:p>
          <draw:enhanced-geometry svg:viewBox="0 0 21600 21600" draw:type="rectangle" draw:enhanced-path="M 0 0 L 21600 0 21600 21600 0 21600 0 0 Z N"/>
        </draw:custom-shape>
        <draw:custom-shape draw:style-name="gr1" draw:text-style-name="P1" draw:id="id6" draw:layer="layout" svg:width="4.5cm" svg:height="1.5cm" svg:x="23.8cm" svg:y="4cm">
          <text:p text:style-name="P1">Station <text:line-break/>générique</text:p>
          <draw:enhanced-geometry svg:viewBox="0 0 21600 21600" draw:type="rectangle" draw:enhanced-path="M 0 0 L 21600 0 21600 21600 0 21600 0 0 Z N"/>
        </draw:custom-shape>
        <draw:custom-shape draw:style-name="gr1" draw:text-style-name="P1" draw:id="id8" draw:layer="layout" svg:width="3.3cm" svg:height="1.5cm" svg:x="9.4cm" svg:y="7.5cm">
          <text:p text:style-name="P1">Archi. Mat.<text:line-break/>Station gén.</text:p>
          <draw:enhanced-geometry svg:viewBox="0 0 21600 21600" draw:type="rectangle" draw:enhanced-path="M 0 0 L 21600 0 21600 21600 0 21600 0 0 Z N"/>
        </draw:custom-shape>
        <draw:custom-shape draw:style-name="gr1" draw:text-style-name="P1" draw:id="id7" draw:layer="layout" svg:width="3.3cm" svg:height="1.5cm" svg:x="13.3cm" svg:y="7.5cm">
          <text:p text:style-name="P1">Archi. Mat.<text:line-break/>Site central</text:p>
          <draw:enhanced-geometry svg:viewBox="0 0 21600 21600" draw:type="rectangle" draw:enhanced-path="M 0 0 L 21600 0 21600 21600 0 21600 0 0 Z N"/>
        </draw:custom-shape>
        <draw:custom-shape draw:style-name="gr1" draw:text-style-name="P1" draw:id="id9" draw:layer="layout" svg:width="3.3cm" svg:height="1.5cm" svg:x="17.1cm" svg:y="7.5cm">
          <text:p text:style-name="P1">Accès GSM <text:line-break/>et satellite</text:p>
          <draw:enhanced-geometry svg:viewBox="0 0 21600 21600" draw:type="rectangle" draw:enhanced-path="M 0 0 L 21600 0 21600 21600 0 21600 0 0 Z N"/>
        </draw:custom-shape>
        <draw:custom-shape draw:style-name="gr1" draw:text-style-name="P1" draw:id="id11" draw:layer="layout" svg:width="3.3cm" svg:height="1.5cm" svg:x="5.1cm" svg:y="10.3cm">
          <text:p text:style-name="P1">Application</text:p>
          <draw:enhanced-geometry svg:viewBox="0 0 21600 21600" draw:type="rectangle" draw:enhanced-path="M 0 0 L 21600 0 21600 21600 0 21600 0 0 Z N"/>
        </draw:custom-shape>
        <draw:custom-shape draw:style-name="gr1" draw:text-style-name="P1" draw:id="id10" draw:layer="layout" svg:width="3.3cm" svg:height="1.5cm" svg:x="1.3cm" svg:y="10.3cm">
          <text:p text:style-name="P1">Aide à la <text:line-break/>décision</text:p>
          <draw:enhanced-geometry svg:viewBox="0 0 21600 21600" draw:type="rectangle" draw:enhanced-path="M 0 0 L 21600 0 21600 21600 0 21600 0 0 Z N"/>
        </draw:custom-shape>
        <draw:custom-shape draw:style-name="gr1" draw:text-style-name="P1" draw:id="id12" draw:layer="layout" svg:width="3.3cm" svg:height="1.5cm" svg:x="8.9cm" svg:y="10.3cm">
          <text:p text:style-name="P1">Solution <text:line-break/>Materielle</text:p>
          <draw:enhanced-geometry svg:viewBox="0 0 21600 21600" draw:type="rectangle" draw:enhanced-path="M 0 0 L 21600 0 21600 21600 0 21600 0 0 Z N"/>
        </draw:custom-shape>
        <draw:custom-shape draw:style-name="gr1" draw:text-style-name="P1" draw:id="id13" draw:layer="layout" svg:width="3.3cm" svg:height="1.5cm" svg:x="21.7cm" svg:y="10.3cm">
          <text:p text:style-name="P1">Acquisition</text:p>
          <draw:enhanced-geometry svg:viewBox="0 0 21600 21600" draw:type="rectangle" draw:enhanced-path="M 0 0 L 21600 0 21600 21600 0 21600 0 0 Z N"/>
        </draw:custom-shape>
        <draw:custom-shape draw:style-name="gr1" draw:text-style-name="P1" draw:id="id15" draw:layer="layout" svg:width="3.3cm" svg:height="1.5cm" svg:x="25.4cm" svg:y="10.3cm">
          <text:p text:style-name="P1">Gestion</text:p>
          <text:p text:style-name="P1">électriqu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14" draw:layer="layout" svg:width="3.3cm" svg:height="1.5cm" svg:x="18cm" svg:y="10.3cm">
          <text:p text:style-name="P1">Traitement <text:line-break/>de données</text:p>
          <draw:enhanced-geometry svg:viewBox="0 0 21600 21600" draw:type="rectangle" draw:enhanced-path="M 0 0 L 21600 0 21600 21600 0 21600 0 0 Z N"/>
        </draw:custom-shape>
        <draw:custom-shape draw:style-name="gr1" draw:text-style-name="P1" draw:id="id17" draw:layer="layout" svg:width="3.3cm" svg:height="1.5cm" svg:x="1.5cm" svg:y="14.4cm">
          <text:p text:style-name="P1">BD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16" draw:layer="layout" svg:width="3.3cm" svg:height="1.5cm" svg:x="5.1cm" svg:y="14.2cm">
          <text:p text:style-name="P1">Noyau </text:p>
          <text:p text:style-name="P1">applicatif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18" draw:layer="layout" svg:width="3.3cm" svg:height="1.5cm" svg:x="8.7cm" svg:y="14.4cm">
          <text:p text:style-name="P1">IH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22" draw:layer="layout" svg:width="3.3cm" svg:height="1.5cm" svg:x="14.3cm" svg:y="13.7cm">
          <text:p text:style-name="P1">Logiciel<text:line-break/>S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21" draw:layer="layout" svg:width="3.3cm" svg:height="1.5cm" svg:x="18cm" svg:y="13.5cm">
          <text:p text:style-name="P1">Matériel<text:line-break/>S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20" draw:layer="layout" svg:width="3.3cm" svg:height="1.5cm" svg:x="23.5cm" svg:y="13.3cm">
          <text:p text:style-name="P1">Stockage</text:p>
          <text:p text:style-name="P1">Electriqu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19" draw:layer="layout" svg:width="3.3cm" svg:height="1.5cm" svg:x="25.4cm" svg:y="15.6cm">
          <text:p text:style-name="P1">Production </text:p>
          <text:p text:style-name="P1">électriqu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27" draw:layer="layout" svg:width="3.3cm" svg:height="1.5cm" svg:x="12cm" svg:y="16.6cm">
          <text:p text:style-name="P1">Courte </text:p>
          <text:p text:style-name="P1">distanc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28" draw:layer="layout" svg:width="3.3cm" svg:height="1.5cm" svg:x="7.8cm" svg:y="16.8cm">
          <text:p text:style-name="P1">Longue <text:line-break/>distanc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25" draw:layer="layout" svg:width="3.3cm" svg:height="1.5cm" svg:x="22.8cm" svg:y="18.3cm">
          <text:p text:style-name="P1">Localisation<text:line-break/>GP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23" draw:layer="layout" svg:width="3.3cm" svg:height="1.5cm" svg:x="18.7cm" svg:y="18.3cm">
          <text:p text:style-name="P1">Carte <text:line-break/>d'acquisi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24" draw:layer="layout" svg:width="3.3cm" svg:height="1.5cm" svg:x="15cm" svg:y="18.3cm">
          <text:p text:style-name="P1">Capteu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4.95cm" svg:y1="2.6cm" svg:x2="14.95cm" svg:y2="4cm" draw:start-shape="id1" draw:start-glue-point="2" draw:end-shape="id2" draw:end-glue-point="0" svg:d="m14950 2600v1400">
          <text:p/>
        </draw:connector>
        <draw:connector draw:style-name="gr2" draw:text-style-name="P1" draw:layer="layout" svg:x1="14.95cm" svg:y1="2.6cm" svg:x2="9.15cm" svg:y2="4cm" draw:start-shape="id1" draw:start-glue-point="2" draw:end-shape="id3" draw:end-glue-point="0" svg:d="m14950 2600v700h-5800v700">
          <text:p/>
        </draw:connector>
        <draw:connector draw:style-name="gr2" draw:text-style-name="P1" draw:layer="layout" svg:x1="14.95cm" svg:y1="2.6cm" svg:x2="3.65cm" svg:y2="4cm" draw:start-shape="id1" draw:start-glue-point="2" draw:end-shape="id4" draw:end-glue-point="0" svg:d="m14950 2600v700h-11300v700">
          <text:p/>
        </draw:connector>
        <draw:connector draw:style-name="gr2" draw:text-style-name="P1" draw:layer="layout" svg:x1="14.95cm" svg:y1="2.6cm" svg:x2="20.55cm" svg:y2="4cm" draw:start-shape="id1" draw:start-glue-point="2" draw:end-shape="id5" draw:end-glue-point="0" svg:d="m14950 2600v700h5600v700">
          <text:p/>
        </draw:connector>
        <draw:connector draw:style-name="gr2" draw:text-style-name="P1" draw:layer="layout" svg:x1="14.95cm" svg:y1="2.6cm" svg:x2="26.05cm" svg:y2="4cm" draw:start-shape="id1" draw:start-glue-point="2" draw:end-shape="id6" draw:end-glue-point="0" svg:d="m14950 2600v700h11100v700">
          <text:p/>
        </draw:connector>
        <draw:connector draw:style-name="gr2" draw:text-style-name="P1" draw:layer="layout" svg:x1="14.95cm" svg:y1="5.5cm" svg:x2="14.95cm" svg:y2="7.5cm" draw:start-shape="id2" draw:start-glue-point="2" draw:end-shape="id7" draw:end-glue-point="0" svg:d="m14950 5500v2000">
          <text:p/>
        </draw:connector>
        <draw:connector draw:style-name="gr2" draw:text-style-name="P1" draw:layer="layout" svg:x1="14.95cm" svg:y1="5.5cm" svg:x2="11.05cm" svg:y2="7.5cm" draw:start-shape="id2" draw:start-glue-point="2" draw:end-shape="id8" draw:end-glue-point="0" svg:d="m14950 5500v1000h-3900v1000">
          <text:p/>
        </draw:connector>
        <draw:connector draw:style-name="gr2" draw:text-style-name="P1" draw:layer="layout" svg:x1="14.95cm" svg:y1="5.5cm" svg:x2="18.75cm" svg:y2="7.5cm" draw:start-shape="id2" draw:start-glue-point="2" draw:end-shape="id9" draw:end-glue-point="0" svg:d="m14950 5500v1000h3800v1000">
          <text:p/>
        </draw:connector>
        <draw:connector draw:style-name="gr2" draw:text-style-name="P1" draw:layer="layout" draw:line-skew="-1.1cm" svg:x1="9.15cm" svg:y1="5.5cm" svg:x2="2.95cm" svg:y2="10.3cm" draw:start-shape="id3" draw:start-glue-point="2" draw:end-shape="id10" svg:d="m9150 5500v1300h-6200v3500">
          <text:p/>
        </draw:connector>
        <draw:connector draw:style-name="gr2" draw:text-style-name="P1" draw:layer="layout" draw:line-skew="-1.1cm" svg:x1="9.15cm" svg:y1="5.5cm" svg:x2="6.75cm" svg:y2="10.3cm" draw:start-shape="id3" draw:start-glue-point="2" draw:end-shape="id11" svg:d="m9150 5500v1300h-2400v3500">
          <text:p/>
        </draw:connector>
        <draw:connector draw:style-name="gr2" draw:text-style-name="P1" draw:layer="layout" draw:line-skew="1.4cm" svg:x1="9.15cm" svg:y1="5.5cm" svg:x2="10.55cm" svg:y2="10.3cm" draw:start-shape="id3" draw:start-glue-point="2" draw:end-shape="id12" draw:end-glue-point="0" svg:d="m9150 5500v3800h1400v1000">
          <text:p/>
        </draw:connector>
        <draw:connector draw:style-name="gr2" draw:text-style-name="P1" draw:layer="layout" draw:line-skew="1.4cm" svg:x1="26.05cm" svg:y1="5.5cm" svg:x2="23.35cm" svg:y2="10.3cm" draw:start-shape="id6" draw:start-glue-point="2" draw:end-shape="id13" svg:d="m26050 5500v3800h-2700v1000">
          <text:p/>
        </draw:connector>
        <draw:connector draw:style-name="gr2" draw:text-style-name="P1" draw:layer="layout" draw:line-skew="1.4cm" svg:x1="26.05cm" svg:y1="5.5cm" svg:x2="19.65cm" svg:y2="10.3cm" draw:start-shape="id6" draw:start-glue-point="2" draw:end-shape="id14" svg:d="m26050 5500v3800h-6400v1000">
          <text:p/>
        </draw:connector>
        <draw:connector draw:style-name="gr2" draw:text-style-name="P1" draw:layer="layout" draw:line-skew="1.4cm" svg:x1="26.05cm" svg:y1="5.5cm" svg:x2="27.05cm" svg:y2="10.3cm" draw:start-shape="id6" draw:start-glue-point="2" draw:end-shape="id15" svg:d="m26050 5500v3800h1000v1000">
          <text:p/>
        </draw:connector>
        <draw:connector draw:style-name="gr2" draw:text-style-name="P1" draw:layer="layout" svg:x1="6.75cm" svg:y1="11.8cm" svg:x2="6.75cm" svg:y2="14.2cm" draw:start-shape="id11" draw:start-glue-point="2" draw:end-shape="id16" draw:end-glue-point="0" svg:d="m6750 11800v2400">
          <text:p/>
        </draw:connector>
        <draw:connector draw:style-name="gr2" draw:text-style-name="P1" draw:layer="layout" svg:x1="6.75cm" svg:y1="11.8cm" svg:x2="3.15cm" svg:y2="14.4cm" draw:start-shape="id11" draw:start-glue-point="2" draw:end-shape="id17" draw:end-glue-point="0" svg:d="m6750 11800v1300h-3600v1300">
          <text:p/>
        </draw:connector>
        <draw:connector draw:style-name="gr2" draw:text-style-name="P1" draw:layer="layout" svg:x1="6.75cm" svg:y1="11.8cm" svg:x2="10.35cm" svg:y2="14.4cm" draw:start-shape="id11" draw:start-glue-point="2" draw:end-shape="id18" draw:end-glue-point="0" svg:d="m6750 11800v1300h3600v1300">
          <text:p/>
        </draw:connector>
        <draw:connector draw:style-name="gr2" draw:text-style-name="P1" draw:layer="layout" svg:x1="27.05cm" svg:y1="11.8cm" svg:x2="27.05cm" svg:y2="15.6cm" draw:start-shape="id15" draw:start-glue-point="2" draw:end-shape="id19" draw:end-glue-point="0" svg:d="m27050 11800v3800">
          <text:p/>
        </draw:connector>
        <draw:connector draw:style-name="gr2" draw:text-style-name="P1" draw:layer="layout" svg:x1="27.05cm" svg:y1="11.8cm" svg:x2="25.15cm" svg:y2="13.3cm" draw:start-shape="id15" draw:start-glue-point="2" draw:end-shape="id20" svg:d="m27050 11800v750h-1900v750">
          <text:p/>
        </draw:connector>
        <draw:connector draw:style-name="gr2" draw:text-style-name="P1" draw:layer="layout" svg:x1="19.65cm" svg:y1="11.8cm" svg:x2="19.65cm" svg:y2="13.5cm" draw:start-shape="id14" draw:start-glue-point="2" draw:end-shape="id21" draw:end-glue-point="0" svg:d="m19650 11800v1700">
          <text:p/>
        </draw:connector>
        <draw:connector draw:style-name="gr2" draw:text-style-name="P1" draw:layer="layout" svg:x1="19.65cm" svg:y1="11.8cm" svg:x2="15.95cm" svg:y2="13.7cm" draw:start-shape="id14" draw:start-glue-point="2" draw:end-shape="id22" draw:end-glue-point="0" svg:d="m19650 11800v950h-3700v950">
          <text:p/>
        </draw:connector>
        <draw:connector draw:style-name="gr2" draw:text-style-name="P1" draw:layer="layout" draw:line-skew="1.75cm" svg:x1="23.35cm" svg:y1="11.8cm" svg:x2="20.35cm" svg:y2="18.3cm" draw:start-shape="id13" draw:end-shape="id23" svg:d="m23350 11800v5000h-3000v1500">
          <text:p/>
        </draw:connector>
        <draw:connector draw:style-name="gr2" draw:text-style-name="P1" draw:layer="layout" draw:line-skew="1.75cm" svg:x1="23.35cm" svg:y1="11.8cm" svg:x2="16.65cm" svg:y2="18.3cm" draw:start-shape="id13" draw:start-glue-point="2" draw:end-shape="id24" svg:d="m23350 11800v5000h-6700v1500">
          <text:p/>
        </draw:connector>
        <draw:connector draw:style-name="gr2" draw:text-style-name="P1" draw:layer="layout" draw:line-skew="1.75cm" svg:x1="23.35cm" svg:y1="11.8cm" svg:x2="24.45cm" svg:y2="18.3cm" draw:start-shape="id13" draw:start-glue-point="2" draw:end-shape="id25" svg:d="m23350 11800v5000h1100v1500">
          <text:p/>
        </draw:connector>
        <draw:connector draw:style-name="gr2" draw:text-style-name="P1" draw:id="id26" draw:layer="layout" svg:x1="18.75cm" svg:y1="9cm" svg:x2="13.656cm" svg:y2="10.157cm" draw:start-shape="id9" draw:start-glue-point="2" svg:d="m18750 9000v829h-5094v328">
          <text:p/>
        </draw:connector>
        <draw:connector draw:style-name="gr2" draw:text-style-name="P1" draw:layer="layout" svg:x1="13.656cm" svg:y1="10.157cm" svg:x2="13.65cm" svg:y2="16.6cm" draw:start-shape="id26" draw:start-glue-point="3" draw:end-shape="id27" svg:d="m13656 10157v3222h-6v3221">
          <text:p/>
        </draw:connector>
        <draw:frame draw:style-name="gr3" draw:text-style-name="P2" draw:layer="layout" svg:width="3cm" svg:height="0.962cm" svg:x="1cm" svg:y="1.338cm">
          <draw:text-box>
            <text:p text:style-name="P2"><text:span text:style-name="T1">Niveau 1</text:span></text:p>
          </draw:text-box>
        </draw:frame>
        <draw:frame draw:style-name="gr3" draw:text-style-name="P3" draw:layer="layout" svg:width="3cm" svg:height="0.962cm" svg:x="0.9cm" svg:y="2.7cm">
          <draw:text-box>
            <text:p text:style-name="P3"><text:span text:style-name="T2">Niveau 2</text:span></text:p>
          </draw:text-box>
        </draw:frame>
        <draw:frame draw:style-name="gr3" draw:text-style-name="P4" draw:layer="layout" svg:width="3cm" svg:height="0.962cm" svg:x="0.9cm" svg:y="5.7cm">
          <draw:text-box>
            <text:p text:style-name="P4"><text:span text:style-name="T3">Niveau 3</text:span></text:p>
          </draw:text-box>
        </draw:frame>
        <draw:frame draw:style-name="gr3" draw:text-style-name="P5" draw:layer="layout" svg:width="3cm" svg:height="0.962cm" svg:x="1cm" svg:y="12.2cm">
          <draw:text-box>
            <text:p text:style-name="P5"><text:span text:style-name="T4">Niveau 4</text:span></text:p>
          </draw:text-box>
        </draw:frame>
        <draw:connector draw:style-name="gr2" draw:text-style-name="P1" draw:layer="layout" svg:x1="9.45cm" svg:y1="16.8cm" svg:x2="13.613cm" svg:y2="16.175cm" draw:start-shape="id28" draw:start-glue-point="0" svg:d="m9450 16800v-563h4163v-62">
          <text:p/>
        </draw:connector>
        <draw:line draw:style-name="gr4" draw:text-style-name="P1" draw:layer="layout" svg:x1="1cm" svg:y1="5.8cm" svg:x2="28.7cm" svg:y2="5.8cm">
          <text:p/>
        </draw:line>
        <draw:line draw:style-name="gr4" draw:text-style-name="P1" draw:layer="layout" svg:x1="1cm" svg:y1="12.2cm" svg:x2="28.7cm" svg:y2="12.2cm">
          <text:p/>
        </draw:line>
        <draw:line draw:style-name="gr4" draw:text-style-name="P1" draw:layer="layout" svg:x1="1cm" svg:y1="2.8cm" svg:x2="28.7cm" svg:y2="2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hafik </meta:initial-creator>
    <meta:creation-date>2011-02-16T01:10:12</meta:creation-date>
    <dc:date>2011-02-16T02:19:31</dc:date>
    <dc:creator>Chafik </dc:creator>
    <meta:editing-duration>PT00H53M38S</meta:editing-duration>
    <meta:editing-cycles>3</meta:editing-cycles>
    <meta:generator>OpenOffice.org/3.2$Unix OpenOffice.org_project/320m19$Build-9505</meta:generator>
    <meta:document-statistic meta:object-count="61"/>
  </office:meta>
</office:document-meta>
</file>